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field="urn:openoffice:names:experimental:ooo-ms-interop:xmlns:field:1.0" xmlns:text="urn:oasis:names:tc:opendocument:xmlns:text:1.0" xmlns:style="urn:oasis:names:tc:opendocument:xmlns:style:1.0" xmlns:meta="urn:oasis:names:tc:opendocument:xmlns:meta:1.0" xmlns:xlink="http://www.w3.org/1999/xlink" xmlns:css3t="http://www.w3.org/TR/css3-text/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office="urn:oasis:names:tc:opendocument:xmlns:office:1.0" xmlns:formx="urn:openoffice:names:experimental:ooxml-odf-interop:xmlns:form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>
      <style:text-properties officeooo:rsid="000dc9b5" officeooo:paragraph-rsid="000dc9b5"/>
    </style:style>
    <style:style style:name="P2" style:family="paragraph" style:parent-style-name="Preformatted_20_Text" style:list-style-name="L30">
      <style:paragraph-properties style:writing-mode="lr-tb"/>
    </style:style>
    <style:style style:name="P3" style:family="paragraph" style:parent-style-name="Preformatted_20_Text" style:list-style-name="L30">
      <style:paragraph-properties fo:margin-top="0in" fo:margin-bottom="0.1965in" loext:contextual-spacing="false" style:writing-mode="lr-tb"/>
    </style:style>
    <style:style style:name="P4" style:family="paragraph" style:parent-style-name="Standard">
      <style:text-properties officeooo:rsid="000dc9b5" officeooo:paragraph-rsid="000dc9b5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P30" style:family="paragraph" style:parent-style-name="Text_20_body" style:list-style-name="L26"/>
    <style:style style:name="P31" style:family="paragraph" style:parent-style-name="Text_20_body" style:list-style-name="L27"/>
    <style:style style:name="P32" style:family="paragraph" style:parent-style-name="Text_20_body" style:list-style-name="L28"/>
    <style:style style:name="P33" style:family="paragraph" style:parent-style-name="Text_20_body" style:list-style-name="L29"/>
    <style:style style:name="P34" style:family="paragraph" style:parent-style-name="Text_20_body" style:list-style-name="L30"/>
    <style:style style:name="P35" style:family="paragraph" style:parent-style-name="Text_20_body" style:list-style-name="L31"/>
    <style:style style:name="P36" style:family="paragraph" style:parent-style-name="Text_20_body" style:list-style-name="L32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factoring of <text:span text:style-name="Source_20_Text">simple_image</text:span> – Design &amp; Architecture</text:h>
      <text:h text:style-name="Heading_20_2" text:outline-level="2">1. Overview</text:h>
      <text:p text:style-name="Text_20_body">This document describes the refactoring of the <text:span text:style-name="Source_20_Text">simple_image</text:span> module and its <text:span text:style-name="Source_20_Text">image</text:span> type from a monolithic implementation into a set of cohesive Fortran submodules.</text:p>
      <text:p text:style-name="Text_20_body"><text:span text:style-name="Strong_20_Emphasis">Audience:</text:span> internal developers maintaining or extending the image-processing code.</text:p>
      <text:p text:style-name="Text_20_body"><text:span text:style-name="Strong_20_Emphasis">Goals:</text:span></text:p>
      <text:list xml:id="list354347563" text:style-name="L1">
        <text:list-item>
          <text:p text:style-name="P5">Reduce compile times by splitting a large module into smaller units.</text:p>
        </text:list-item>
        <text:list-item>
          <text:p text:style-name="P5">Separate <text:span text:style-name="Strong_20_Emphasis">interface</text:span> (public type-bound procedures) from <text:span text:style-name="Strong_20_Emphasis">implementation</text:span> (submodules).</text:p>
        </text:list-item>
        <text:list-item>
          <text:p text:style-name="P5">Organize functionality into <text:span text:style-name="Strong_20_Emphasis">coherent, feature-oriented units</text:span> (FFT, IO, filters, geom, etc.).</text:p>
        </text:list-item>
        <text:list-item>
          <text:p text:style-name="P5">Make it easier to locate, understand, and extend specific parts of the <text:span text:style-name="Source_20_Text">image</text:span> API.</text:p>
        </text:list-item>
      </text:list>
      <text:p text:style-name="Text_20_body">The external API (<text:span text:style-name="Source_20_Text">type(image)</text:span> and its bound procedures) remains essentially the same; the primary change is the internal structure and organization.</text:p>
      <text:p text:style-name="Horizontal_20_Line"/>
      <text:h text:style-name="Heading_20_2" text:outline-level="2">2. Background – “Before” Picture</text:h>
      <text:h text:style-name="Heading_20_3" text:outline-level="3">2.1 Old structure</text:h>
      <text:p text:style-name="Text_20_body">Previously, <text:span text:style-name="Source_20_Text">simple_image</text:span> contained:</text:p>
      <text:list xml:id="list3601358916" text:style-name="L2">
        <text:list-item>
          <text:p text:style-name="P6">The <text:span text:style-name="Source_20_Text">image</text:span> type and all its state:</text:p>
          <text:list>
            <text:list-item>
              <text:p text:style-name="P6">FT flag, logical dimensions, number of frequency components, sampling distance.</text:p>
            </text:list-item>
            <text:list-item>
              <text:p text:style-name="P6">FFTW-related pointers and plans (<text:span text:style-name="Source_20_Text">p</text:span>, <text:span text:style-name="Source_20_Text">cmat</text:span>, <text:span text:style-name="Source_20_Text">rmat</text:span>, <text:span text:style-name="Source_20_Text">plan_fwd</text:span>, <text:span text:style-name="Source_20_Text">plan_bwd</text:span>).</text:p>
            </text:list-item>
            <text:list-item>
              <text:p text:style-name="P6">Iterator and helper objects (<text:span text:style-name="Source_20_Text">ftiter</text:span>, etc.).</text:p>
            </text:list-item>
          </text:list>
        </text:list-item>
        <text:list-item>
          <text:p text:style-name="P6"><text:span text:style-name="Strong_20_Emphasis">All</text:span> methods implemented directly in the same module:</text:p>
          <text:list>
            <text:list-item>
              <text:p text:style-name="P6">Constructors, FFTs, IO, filters, statistics, segmentation, geometry, normalization, ops, visualization, etc.</text:p>
            </text:list-item>
            <text:list-item>
              <text:p text:style-name="P6">2D/3D and real/FT representations handled in the same class, with in-place Fourier transforms for memory efficiency.</text:p>
            </text:list-item>
          </text:list>
        </text:list-item>
        <text:list-item>
          <text:p text:style-name="P6">A very long <text:span text:style-name="Source_20_Text">contains</text:span> section with hundreds of type-bound procedures:</text:p>
          <text:list>
            <text:list-item>
              <text:p text:style-name="P6">Constructors, I/O</text:p>
            </text:list-item>
            <text:list-item>
              <text:p text:style-name="P6"><text:soft-page-break/>Getters/setters</text:p>
            </text:list-item>
            <text:list-item>
              <text:p text:style-name="P6">Checks</text:p>
            </text:list-item>
            <text:list-item>
              <text:p text:style-name="P6">Arithmetic overloads</text:p>
            </text:list-item>
            <text:list-item>
              <text:p text:style-name="P6">Filters</text:p>
            </text:list-item>
            <text:list-item>
              <text:p text:style-name="P6">Calculators/statistics</text:p>
            </text:list-item>
            <text:list-item>
              <text:p text:style-name="P6">Binary/segmentation helpers</text:p>
            </text:list-item>
            <text:list-item>
              <text:p text:style-name="P6">Geometric transforms</text:p>
            </text:list-item>
            <text:list-item>
              <text:p text:style-name="P6">Normalization and intensity ops</text:p>
            </text:list-item>
            <text:list-item>
              <text:p text:style-name="P6">FFTs and frequency analysis</text:p>
            </text:list-item>
            <text:list-item>
              <text:p text:style-name="P6">Modifiers, mask/shape generators</text:p>
            </text:list-item>
            <text:list-item>
              <text:p text:style-name="P6">Visualization helpers</text:p>
            </text:list-item>
            <text:list-item>
              <text:p text:style-name="P6">Destructors</text:p>
            </text:list-item>
          </text:list>
        </text:list-item>
      </text:list>
      <text:p text:style-name="Text_20_body">Everything lived in a single file (<text:span text:style-name="Source_20_Text">simple_image.f90</text:span>) and was built as one large compilation unit.</text:p>
      <text:h text:style-name="Heading_20_3" text:outline-level="3">2.2 Pain points</text:h>
      <text:p text:style-name="Text_20_body">Concretely:</text:p>
      <text:list xml:id="list934704468" text:style-name="L3">
        <text:list-item>
          <text:p text:style-name="P7"><text:span text:style-name="Strong_20_Emphasis">Hard to navigate</text:span></text:p>
          <text:list>
            <text:list-item>
              <text:p text:style-name="P7">Adding or modifying a method required scrolling/searching through a very large module.</text:p>
            </text:list-item>
            <text:list-item>
              <text:p text:style-name="P7">Logically related routines (e.g. FFT vs IO vs segmentation) were interleaved.</text:p>
            </text:list-item>
          </text:list>
        </text:list-item>
        <text:list-item>
          <text:p text:style-name="P7"><text:span text:style-name="Strong_20_Emphasis">Slow compilation</text:span></text:p>
          <text:list>
            <text:list-item>
              <text:p text:style-name="P7">Any change in the monolithic module (even a small IO tweak) forced recompilation of everything that depended on <text:span text:style-name="Source_20_Text">simple_image</text:span>.</text:p>
            </text:list-item>
            <text:list-item>
              <text:p text:style-name="P7">The compiler had to process a huge body of code for each build.</text:p>
            </text:list-item>
          </text:list>
        </text:list-item>
        <text:list-item>
          <text:p text:style-name="P7"><text:span text:style-name="Strong_20_Emphasis">Tangled logic</text:span></text:p>
          <text:list>
            <text:list-item>
              <text:p text:style-name="P7">The core representation (<text:span text:style-name="Source_20_Text">image</text:span> as a container of r/fft data) was mixed with:</text:p>
              <text:list>
                <text:list-item>
                  <text:p text:style-name="P7">IO details (MRC, JPG)</text:p>
                </text:list-item>
                <text:list-item>
                  <text:p text:style-name="P7">High-level filters and denoising</text:p>
                </text:list-item>
                <text:list-item>
                  <text:p text:style-name="P7">Binary segmentation helpers</text:p>
                </text:list-item>
                <text:list-item>
                  <text:p text:style-name="P7">Visualization hooks</text:p>
                </text:list-item>
              </text:list>
            </text:list-item>
            <text:list-item>
              <text:p text:style-name="P7">There was no clear separation between <text:span text:style-name="Strong_20_Emphasis">core concerns</text:span> and <text:span text:style-name="Strong_20_Emphasis">high-level utilities</text:span>.</text:p>
            </text:list-item>
          </text:list>
        </text:list-item>
      </text:list>
      <text:p text:style-name="Horizontal_20_Line"><text:soft-page-break/></text:p>
      <text:h text:style-name="Heading_20_2" text:outline-level="2">3. After – New Architecture</text:h>
      <text:h text:style-name="Heading_20_3" text:outline-level="3">3.1 High-level idea</text:h>
      <text:p text:style-name="Text_20_body">We keep a <text:span text:style-name="Strong_20_Emphasis">single public façade</text:span>:</text:p>
      <text:list xml:id="list1856508633" text:style-name="L4">
        <text:list-item>
          <text:p text:style-name="P8"><text:span text:style-name="Source_20_Text">module simple_image</text:span></text:p>
        </text:list-item>
        <text:list-item>
          <text:p text:style-name="P8"><text:span text:style-name="Source_20_Text">type(image)</text:span></text:p>
        </text:list-item>
        <text:list-item>
          <text:p text:style-name="P8">Type-bound procedures as the <text:span text:style-name="Strong_20_Emphasis">public interface</text:span>.</text:p>
        </text:list-item>
      </text:list>
      <text:p text:style-name="Text_20_body">We move <text:span text:style-name="Strong_20_Emphasis">implementations</text:span> into feature-focused submodules:</text:p>
      <text:list xml:id="list136289662" text:style-name="L5">
        <text:list-item>
          <text:p text:style-name="P9"><text:span text:style-name="Source_20_Text">submodule (simple_image) simple_image_core</text:span></text:p>
        </text:list-item>
        <text:list-item>
          <text:p text:style-name="P9"><text:span text:style-name="Source_20_Text">submodule (simple_image) simple_image_fft</text:span></text:p>
        </text:list-item>
        <text:list-item>
          <text:p text:style-name="P9"><text:span text:style-name="Source_20_Text">submodule (simple_image) simple_image_io</text:span></text:p>
        </text:list-item>
        <text:list-item>
          <text:p text:style-name="P9">… etc.</text:p>
        </text:list-item>
      </text:list>
      <text:p text:style-name="Text_20_body">This achieves:</text:p>
      <text:list xml:id="list174076114" text:style-name="L6">
        <text:list-item>
          <text:p text:style-name="P10">Stable public API in a small main module (<text:span text:style-name="Source_20_Text">simple_image</text:span>).</text:p>
        </text:list-item>
        <text:list-item>
          <text:p text:style-name="P10">Implementation split into smaller compilation units, grouped by functionality.</text:p>
        </text:list-item>
      </text:list>
      <text:h text:style-name="Heading_20_3" text:outline-level="3">3.2 Final list of submodules and responsibilities</text:h>
      <text:p text:style-name="Text_20_body">Each submodule file contains <text:span text:style-name="Strong_20_Emphasis">only implementations</text:span> (<text:span text:style-name="Source_20_Text">module subroutine</text:span> / <text:span text:style-name="Source_20_Text">module function</text:span>) of methods declared in <text:span text:style-name="Source_20_Text">simple_image</text:span>.</text:p>
      <text:h text:style-name="Heading_20_4" text:outline-level="4"><text:span text:style-name="Source_20_Text">simple_image_core.f90</text:span></text:h>
      <text:list xml:id="list1730668328" text:style-name="L7">
        <text:list-item>
          <text:p text:style-name="P11">Constructors and lifecycle:</text:p>
          <text:list>
            <text:list-item>
              <text:p text:style-name="P11"><text:span text:style-name="Source_20_Text">new</text:span>, <text:span text:style-name="Source_20_Text">kill</text:span>, <text:span text:style-name="Source_20_Text">kill_thread_safe_tmp_imgs</text:span>, <text:span text:style-name="Source_20_Text">set_wthreads</text:span>, etc.</text:p>
            </text:list-item>
          </text:list>
        </text:list-item>
        <text:list-item>
          <text:p text:style-name="P11">Shape generators and core allocation logic:</text:p>
          <text:list>
            <text:list-item>
              <text:p text:style-name="P11">disc, cylinder, ring/soft_ring, etc. (where appropriate).</text:p>
            </text:list-item>
          </text:list>
        </text:list-item>
        <text:list-item>
          <text:p text:style-name="P11">Copying/cloning:</text:p>
          <text:list>
            <text:list-item>
              <text:p text:style-name="P11"><text:span text:style-name="Source_20_Text">copy</text:span>, <text:span text:style-name="Source_20_Text">copy_fast</text:span>, <text:span text:style-name="Source_20_Text">construct_thread_safe_tmp_imgs</text:span>.</text:p>
            </text:list-item>
          </text:list>
        </text:list-item>
        <text:list-item>
          <text:p text:style-name="P11">FT flags and core state transitions:</text:p>
          <text:list>
            <text:list-item>
              <text:p text:style-name="P11"><text:span text:style-name="Source_20_Text">set_ft</text:span>, <text:span text:style-name="Source_20_Text">zero_and_flag_ft</text:span>, <text:span text:style-name="Source_20_Text">zero_and_unflag_ft</text:span> (if not moved elsewhere).</text:p>
            </text:list-item>
          </text:list>
        </text:list-item>
      </text:list>
      <text:p text:style-name="Text_20_body"><text:span text:style-name="Strong_20_Emphasis">Responsibility:</text:span> creation, destruction, and “core identity” of an <text:span text:style-name="Source_20_Text">image</text:span>.</text:p>
      <text:p text:style-name="Horizontal_20_Line"/>
      <text:h text:style-name="Heading_20_4" text:outline-level="4"><text:soft-page-break/><text:span text:style-name="Source_20_Text">simple_image_access.f90</text:span></text:h>
      <text:list xml:id="list825852120" text:style-name="L8">
        <text:list-item>
          <text:p text:style-name="P12">Basic shape &amp; metadata:</text:p>
          <text:list>
            <text:list-item>
              <text:p text:style-name="P12"><text:span text:style-name="Source_20_Text">get_array_shape</text:span>, <text:span text:style-name="Source_20_Text">get_ldim</text:span>, <text:span text:style-name="Source_20_Text">get_box</text:span>, <text:span text:style-name="Source_20_Text">get_smpd</text:span>, <text:span text:style-name="Source_20_Text">get_nyq</text:span>, <text:span text:style-name="Source_20_Text">get_filtsz</text:span>, <text:span text:style-name="Source_20_Text">get_shconst</text:span>.</text:p>
            </text:list-item>
          </text:list>
        </text:list-item>
        <text:list-item>
          <text:p text:style-name="P12">Array accessors:</text:p>
          <text:list>
            <text:list-item>
              <text:p text:style-name="P12"><text:span text:style-name="Source_20_Text">get_rmat</text:span>, <text:span text:style-name="Source_20_Text">get_cmat</text:span>, <text:span text:style-name="Source_20_Text">get_rmat_ptr</text:span>, <text:span text:style-name="Source_20_Text">get_cmat_ptr</text:span>, <text:span text:style-name="Source_20_Text">get_mat_ptrs</text:span>.</text:p>
            </text:list-item>
            <text:list-item>
              <text:p text:style-name="P12"><text:span text:style-name="Source_20_Text">get_rmat_sub</text:span>, <text:span text:style-name="Source_20_Text">get_cmat_sub</text:span>, <text:span text:style-name="Source_20_Text">get_fcomp</text:span>, <text:span text:style-name="Source_20_Text">get_fcomp2D</text:span>, <text:span text:style-name="Source_20_Text">set_fcomp</text:span>.</text:p>
            </text:list-item>
          </text:list>
        </text:list-item>
        <text:list-item>
          <text:p text:style-name="P12">Existence/association:</text:p>
          <text:list>
            <text:list-item>
              <text:p text:style-name="P12"><text:span text:style-name="Source_20_Text">exists</text:span>, <text:span text:style-name="Source_20_Text">rmat_associated</text:span>, <text:span text:style-name="Source_20_Text">cmat_associated</text:span>, <text:span text:style-name="Source_20_Text">is_wthreads</text:span>, <text:span text:style-name="Source_20_Text">is_ft</text:span>, <text:span text:style-name="Source_20_Text">is_empty</text:span>.</text:p>
            </text:list-item>
          </text:list>
        </text:list-item>
        <text:list-item>
          <text:p text:style-name="P12">Slices/sub-images:</text:p>
          <text:list>
            <text:list-item>
              <text:p text:style-name="P12"><text:span text:style-name="Source_20_Text">get_slice</text:span>, <text:span text:style-name="Source_20_Text">set_slice</text:span>, <text:span text:style-name="Source_20_Text">get_subimg</text:span>.</text:p>
            </text:list-item>
          </text:list>
        </text:list-item>
        <text:list-item>
          <text:p text:style-name="P12">Serialization:</text:p>
          <text:list>
            <text:list-item>
              <text:p text:style-name="P12"><text:span text:style-name="Source_20_Text">serialize_*</text:span>, <text:span text:style-name="Source_20_Text">unserialize</text:span>, <text:span text:style-name="Source_20_Text">winserialize</text:span>.</text:p>
            </text:list-item>
          </text:list>
        </text:list-item>
        <text:list-item>
          <text:p text:style-name="P12">Misc getters:</text:p>
          <text:list>
            <text:list-item>
              <text:p text:style-name="P12"><text:span text:style-name="Source_20_Text">get_avg_int</text:span>, <text:span text:style-name="Source_20_Text">get_sum_int</text:span>, <text:span text:style-name="Source_20_Text">get_lfny</text:span>, <text:span text:style-name="Source_20_Text">get_lhp</text:span>, <text:span text:style-name="Source_20_Text">get_lp</text:span>, <text:span text:style-name="Source_20_Text">get_spat_freq</text:span>, <text:span text:style-name="Source_20_Text">get_find</text:span>.</text:p>
            </text:list-item>
          </text:list>
        </text:list-item>
      </text:list>
      <text:p text:style-name="Text_20_body"><text:span text:style-name="Strong_20_Emphasis">Responsibility:</text:span> structured access to image data and metadata, without modifying semantics.</text:p>
      <text:p text:style-name="Horizontal_20_Line"/>
      <text:h text:style-name="Heading_20_4" text:outline-level="4"><text:span text:style-name="Source_20_Text">simple_image_arith.f90</text:span></text:h>
      <text:list xml:id="list929899874" text:style-name="L9">
        <text:list-item>
          <text:p text:style-name="P13">Operator overloads:</text:p>
          <text:list>
            <text:list-item>
              <text:p text:style-name="P13"><text:span text:style-name="Source_20_Text">assignment(=)</text:span> implementations</text:p>
            </text:list-item>
            <text:list-item>
              <text:p text:style-name="P13"><text:span text:style-name="Source_20_Text">operator(-)</text:span>, <text:span text:style-name="Source_20_Text">operator(+)</text:span>, <text:span text:style-name="Source_20_Text">operator(*)</text:span>, <text:span text:style-name="Source_20_Text">operator(/)</text:span>.</text:p>
            </text:list-item>
          </text:list>
        </text:list-item>
        <text:list-item>
          <text:p text:style-name="P13">Specialized arithmetic:</text:p>
          <text:list>
            <text:list-item>
              <text:p text:style-name="P13"><text:span text:style-name="Source_20_Text">add_*</text:span>, <text:span text:style-name="Source_20_Text">subtr_*</text:span>, <text:span text:style-name="Source_20_Text">mul_*</text:span>, <text:span text:style-name="Source_20_Text">div_*</text:span> implementations.</text:p>
            </text:list-item>
            <text:list-item>
              <text:p text:style-name="P13">Index-based per-element ops (<text:span text:style-name="Source_20_Text">mul_rmat_at_*</text:span>, <text:span text:style-name="Source_20_Text">div_rmat_at_*</text:span>, <text:span text:style-name="Source_20_Text">mul_cmat_at_*</text:span>, <text:span text:style-name="Source_20_Text">add_cmat_at_*</text:span>, <text:span text:style-name="Source_20_Text">div_cmat_at_*</text:span>).</text:p>
            </text:list-item>
          </text:list>
        </text:list-item>
        <text:list-item>
          <text:p text:style-name="P13">Complex helpers:</text:p>
          <text:list>
            <text:list-item>
              <text:p text:style-name="P13"><text:span text:style-name="Source_20_Text">conjugate</text:span> (<text:span text:style-name="Source_20_Text">conjg</text:span> generic), <text:span text:style-name="Source_20_Text">sq_rt</text:span>.</text:p>
            </text:list-item>
          </text:list>
        </text:list-item>
        <text:list-item>
          <text:p text:style-name="P13">High-performance addition methods:</text:p>
          <text:list>
            <text:list-item>
              <text:p text:style-name="P13"><text:soft-page-break/><text:span text:style-name="Source_20_Text">add_workshare</text:span> and related.</text:p>
            </text:list-item>
          </text:list>
        </text:list-item>
      </text:list>
      <text:p text:style-name="Text_20_body"><text:span text:style-name="Strong_20_Emphasis">Responsibility:</text:span> pure arithmetic, independent of IO/FFT/segmentation.</text:p>
      <text:p text:style-name="Horizontal_20_Line"/>
      <text:h text:style-name="Heading_20_4" text:outline-level="4"><text:span text:style-name="Source_20_Text">simple_image_calc.f90</text:span></text:h>
      <text:list xml:id="list693152223" text:style-name="L10">
        <text:list-item>
          <text:p text:style-name="P14">Basic statistics:</text:p>
          <text:list>
            <text:list-item>
              <text:p text:style-name="P14"><text:span text:style-name="Source_20_Text">minmax</text:span>, <text:span text:style-name="Source_20_Text">mean</text:span>, <text:span text:style-name="Source_20_Text">variance</text:span>, <text:span text:style-name="Source_20_Text">rmsd</text:span>, <text:span text:style-name="Source_20_Text">stats_*</text:span>, <text:span text:style-name="Source_20_Text">skew</text:span>, <text:span text:style-name="Source_20_Text">kurt</text:span>, <text:span text:style-name="Source_20_Text">noisesdev</text:span>.</text:p>
            </text:list-item>
          </text:list>
        </text:list-item>
        <text:list-item>
          <text:p text:style-name="P14">Local statistics:</text:p>
          <text:list>
            <text:list-item>
              <text:p text:style-name="P14"><text:span text:style-name="Source_20_Text">loc_sdev</text:span>, <text:span text:style-name="Source_20_Text">avg_loc_sdev</text:span>, <text:span text:style-name="Source_20_Text">loc_var</text:span>, <text:span text:style-name="Source_20_Text">loc_var3D</text:span>.</text:p>
            </text:list-item>
          </text:list>
        </text:list-item>
        <text:list-item>
          <text:p text:style-name="P14">Data validity:</text:p>
          <text:list>
            <text:list-item>
              <text:p text:style-name="P14"><text:span text:style-name="Source_20_Text">contains_nans</text:span>, <text:span text:style-name="Source_20_Text">checkimg4nans</text:span>, <text:span text:style-name="Source_20_Text">cure</text:span>.</text:p>
            </text:list-item>
          </text:list>
        </text:list-item>
        <text:list-item>
          <text:p text:style-name="P14">Geometry &amp; gradients:</text:p>
          <text:list>
            <text:list-item>
              <text:p text:style-name="P14"><text:span text:style-name="Source_20_Text">loop_lims</text:span>, <text:span text:style-name="Source_20_Text">calc_gradient</text:span>, <text:span text:style-name="Source_20_Text">gradients_magnitude</text:span>, <text:span text:style-name="Source_20_Text">gradient</text:span>, <text:span text:style-name="Source_20_Text">calc_ice_score</text:span>.</text:p>
            </text:list-item>
          </text:list>
        </text:list-item>
        <text:list-item>
          <text:p text:style-name="P14">Physical coordinate helpers:</text:p>
          <text:list>
            <text:list-item>
              <text:p text:style-name="P14"><text:span text:style-name="Source_20_Text">comp_addr_phys*</text:span>.</text:p>
            </text:list-item>
          </text:list>
        </text:list-item>
        <text:list-item>
          <text:p text:style-name="P14">Correlation &amp; distances:</text:p>
          <text:list>
            <text:list-item>
              <text:p text:style-name="P14"><text:span text:style-name="Source_20_Text">corr</text:span>, <text:span text:style-name="Source_20_Text">corr_shifted</text:span>, <text:span text:style-name="Source_20_Text">real_corr_*</text:span>, <text:span text:style-name="Source_20_Text">real_corr_prenorm_*</text:span>, <text:span text:style-name="Source_20_Text">prenorm4real_corr_*</text:span>.</text:p>
            </text:list-item>
            <text:list-item>
              <text:p text:style-name="P14"><text:span text:style-name="Source_20_Text">euclid_dist_two_imgs</text:span>, <text:span text:style-name="Source_20_Text">sqeuclid</text:span>, <text:span text:style-name="Source_20_Text">sqeuclid_matrix_*</text:span>, <text:span text:style-name="Source_20_Text">euclid_norm</text:span>.</text:p>
            </text:list-item>
          </text:list>
        </text:list-item>
        <text:list-item>
          <text:p text:style-name="P14">Optimal filters / resolution:</text:p>
          <text:list>
            <text:list-item>
              <text:p text:style-name="P14"><text:span text:style-name="Source_20_Text">opt_filter_costfun</text:span>, <text:span text:style-name="Source_20_Text">opt_filter_costfun_workshare</text:span>.</text:p>
            </text:list-item>
            <text:list-item>
              <text:p text:style-name="P14"><text:span text:style-name="Source_20_Text">fsc</text:span>, <text:span text:style-name="Source_20_Text">fsc_scaled</text:span>, <text:span text:style-name="Source_20_Text">get_res</text:span>.</text:p>
            </text:list-item>
            <text:list-item>
              <text:p text:style-name="P14"><text:span text:style-name="Source_20_Text">oshift_*</text:span>, <text:span text:style-name="Source_20_Text">gen_argtransf_comp</text:span>, <text:span text:style-name="Source_20_Text">radial_cc</text:span>.</text:p>
            </text:list-item>
            <text:list-item>
              <text:p text:style-name="P14"><text:span text:style-name="Source_20_Text">calc_principal_axes_rotmat</text:span>.</text:p>
            </text:list-item>
          </text:list>
        </text:list-item>
      </text:list>
      <text:p text:style-name="Text_20_body"><text:span text:style-name="Strong_20_Emphasis">Responsibility:</text:span> computations <text:span text:style-name="Strong_20_Emphasis">about</text:span> images (metrics, stats, correlations, resolution) with minimal side effects.</text:p>
      <text:p text:style-name="Horizontal_20_Line"/>
      <text:h text:style-name="Heading_20_4" text:outline-level="4"><text:span text:style-name="Source_20_Text">simple_image_checks.f90</text:span></text:h>
      <text:list xml:id="list595871099" text:style-name="L11">
        <text:list-item>
          <text:p text:style-name="P15">Type and sampling checks:</text:p>
          <text:list>
            <text:list-item>
              <text:p text:style-name="P15"><text:span text:style-name="Source_20_Text">is_2d</text:span>, <text:span text:style-name="Source_20_Text">is_3d</text:span>, <text:span text:style-name="Source_20_Text">even_dims</text:span>, <text:span text:style-name="Source_20_Text">square_dims</text:span>.</text:p>
            </text:list-item>
          </text:list>
        </text:list-item>
        <text:list-item>
          <text:p text:style-name="P15"><text:soft-page-break/>Dimension &amp; sampling comparisons:</text:p>
          <text:list>
            <text:list-item>
              <text:p text:style-name="P15"><text:span text:style-name="Source_20_Text">same_dims</text:span>, <text:span text:style-name="Source_20_Text">same_smpd</text:span>, <text:span text:style-name="Source_20_Text">.eqdims.</text:span>, <text:span text:style-name="Source_20_Text">.eqsmpd.</text:span>.</text:p>
            </text:list-item>
          </text:list>
        </text:list-item>
      </text:list>
      <text:p text:style-name="Text_20_body"><text:span text:style-name="Strong_20_Emphasis">Responsibility:</text:span> basic invariants and compatibility checks between images.</text:p>
      <text:p text:style-name="Horizontal_20_Line"/>
      <text:h text:style-name="Heading_20_4" text:outline-level="4"><text:span text:style-name="Source_20_Text">simple_image_fft.f90</text:span></text:h>
      <text:list xml:id="list4059698633" text:style-name="L12">
        <text:list-item>
          <text:p text:style-name="P16">Core FFT logic:</text:p>
          <text:list>
            <text:list-item>
              <text:p text:style-name="P16"><text:span text:style-name="Source_20_Text">fft =&gt; fwd_ft</text:span>, <text:span text:style-name="Source_20_Text">ifft =&gt; bwd_ft</text:span>, <text:span text:style-name="Source_20_Text">fft_noshift</text:span>.</text:p>
            </text:list-item>
          </text:list>
        </text:list-item>
        <text:list-item>
          <text:p text:style-name="P16">Conversion between real/FT domains:</text:p>
          <text:list>
            <text:list-item>
              <text:p text:style-name="P16"><text:span text:style-name="Source_20_Text">img2ft</text:span>, <text:span text:style-name="Source_20_Text">ft2img</text:span>, <text:span text:style-name="Source_20_Text">img2spec</text:span>, <text:span text:style-name="Source_20_Text">mic2spec</text:span>.</text:p>
            </text:list-item>
          </text:list>
        </text:list-item>
        <text:list-item>
          <text:p text:style-name="P16">Fourier padding/normalization:</text:p>
          <text:list>
            <text:list-item>
              <text:p text:style-name="P16"><text:span text:style-name="Source_20_Text">pad_fft</text:span>, <text:span text:style-name="Source_20_Text">norm_noise_pad_fft</text:span>.</text:p>
            </text:list-item>
          </text:list>
        </text:list-item>
        <text:list-item>
          <text:p text:style-name="P16">FT-related helpers:</text:p>
          <text:list>
            <text:list-item>
              <text:p text:style-name="P16"><text:span text:style-name="Source_20_Text">expand_ft</text:span>, <text:span text:style-name="Source_20_Text">set_ft</text:span>, <text:span text:style-name="Source_20_Text">pspec_graphene_mask</text:span>, <text:span text:style-name="Source_20_Text">dampen_pspec_central_cross</text:span> (where placed).</text:p>
            </text:list-item>
          </text:list>
        </text:list-item>
      </text:list>
      <text:p text:style-name="Text_20_body"><text:span text:style-name="Strong_20_Emphasis">Responsibility:</text:span> Fourier transforms and representation changes, including FFTW plan usage.</text:p>
      <text:p text:style-name="Horizontal_20_Line"/>
      <text:h text:style-name="Heading_20_4" text:outline-level="4"><text:span text:style-name="Source_20_Text">simple_image_filt.f90</text:span></text:h>
      <text:list xml:id="list682887128" text:style-name="L13">
        <text:list-item>
          <text:p text:style-name="P17">Fourier filters:</text:p>
          <text:list>
            <text:list-item>
              <text:p text:style-name="P17"><text:span text:style-name="Source_20_Text">bp</text:span>, <text:span text:style-name="Source_20_Text">lp</text:span>, <text:span text:style-name="Source_20_Text">bpgau2D</text:span>, <text:span text:style-name="Source_20_Text">bpgau3D</text:span>, <text:span text:style-name="Source_20_Text">tophat</text:span>.</text:p>
            </text:list-item>
          </text:list>
        </text:list-item>
        <text:list-item>
          <text:p text:style-name="P17">Filter application:</text:p>
          <text:list>
            <text:list-item>
              <text:p text:style-name="P17"><text:span text:style-name="Source_20_Text">apply_filter_*</text:span>, <text:span text:style-name="Source_20_Text">apply_filter_serial</text:span>, <text:span text:style-name="Source_20_Text">imfilter*</text:span>.</text:p>
            </text:list-item>
          </text:list>
        </text:list-item>
        <text:list-item>
          <text:p text:style-name="P17">Denoising / Fourier manipulations:</text:p>
          <text:list>
            <text:list-item>
              <text:p text:style-name="P17"><text:span text:style-name="Source_20_Text">phase_rand</text:span>, <text:span text:style-name="Source_20_Text">hannw</text:span>, <text:span text:style-name="Source_20_Text">real_space_filter</text:span>.</text:p>
            </text:list-item>
            <text:list-item>
              <text:p text:style-name="P17"><text:span text:style-name="Source_20_Text">NLmean2D/3D</text:span> and EO variants.</text:p>
            </text:list-item>
            <text:list-item>
              <text:p text:style-name="P17"><text:span text:style-name="Source_20_Text">ICM2D/3D</text:span> and EO variants.</text:p>
            </text:list-item>
            <text:list-item>
              <text:p text:style-name="P17"><text:span text:style-name="Source_20_Text">GLCM</text:span>.</text:p>
            </text:list-item>
            <text:list-item>
              <text:p text:style-name="P17">CTF-specific operations, if placed here instead of in <text:span text:style-name="Source_20_Text">ops</text:span>.</text:p>
            </text:list-item>
          </text:list>
        </text:list-item>
      </text:list>
      <text:p text:style-name="Text_20_body"><text:span text:style-name="Strong_20_Emphasis">Responsibility:</text:span> frequency- and spatial-domain filters and denoising.</text:p>
      <text:p text:style-name="Horizontal_20_Line"/>
      <text:h text:style-name="Heading_20_4" text:outline-level="4"><text:soft-page-break/><text:span text:style-name="Source_20_Text">simple_image_freq_anal.f90</text:span></text:h>
      <text:list xml:id="list789191207" text:style-name="L14">
        <text:list-item>
          <text:p text:style-name="P18">Spectrum and power spectrum:</text:p>
          <text:list>
            <text:list-item>
              <text:p text:style-name="P18"><text:span text:style-name="Source_20_Text">spectrum</text:span>, <text:span text:style-name="Source_20_Text">power_spectrum</text:span>, <text:span text:style-name="Source_20_Text">pspec_graphene_mask</text:span> (if placed here).</text:p>
            </text:list-item>
          </text:list>
        </text:list-item>
        <text:list-item>
          <text:p text:style-name="P18">Frequency-domain noise and statistics:</text:p>
          <text:list>
            <text:list-item>
              <text:p text:style-name="P18"><text:span text:style-name="Source_20_Text">ran_phases_below_noise_power</text:span>, <text:span text:style-name="Source_20_Text">whiten_noise_power</text:span>, <text:span text:style-name="Source_20_Text">fcomps_below_noise_power_stats</text:span>.</text:p>
            </text:list-item>
          </text:list>
        </text:list-item>
        <text:list-item>
          <text:p text:style-name="P18">Guinier / B-factors:</text:p>
          <text:list>
            <text:list-item>
              <text:p text:style-name="P18"><text:span text:style-name="Source_20_Text">guinier</text:span>, <text:span text:style-name="Source_20_Text">guinier_bfac</text:span>, <text:span text:style-name="Source_20_Text">apply_bfac</text:span>.</text:p>
            </text:list-item>
          </text:list>
        </text:list-item>
        <text:list-item>
          <text:p text:style-name="P18">FSC / resolution:</text:p>
          <text:list>
            <text:list-item>
              <text:p text:style-name="P18"><text:span text:style-name="Source_20_Text">fsc</text:span>, <text:span text:style-name="Source_20_Text">fsc_scaled</text:span>, <text:span text:style-name="Source_20_Text">get_res</text:span>, <text:span text:style-name="Source_20_Text">radial_cc</text:span> (if not kept in <text:span text:style-name="Source_20_Text">calc</text:span>).</text:p>
            </text:list-item>
          </text:list>
        </text:list-item>
      </text:list>
      <text:p text:style-name="Text_20_body"><text:span text:style-name="Strong_20_Emphasis">Responsibility:</text:span> analysis in frequency space: spectra, FSC, resolution metrics.</text:p>
      <text:p text:style-name="Horizontal_20_Line"/>
      <text:h text:style-name="Heading_20_4" text:outline-level="4"><text:span text:style-name="Source_20_Text">simple_image_geom.f90</text:span></text:h>
      <text:list xml:id="list3698405774" text:style-name="L15">
        <text:list-item>
          <text:p text:style-name="P19">Windowing:</text:p>
          <text:list>
            <text:list-item>
              <text:p text:style-name="P19"><text:span text:style-name="Source_20_Text">window</text:span>, <text:span text:style-name="Source_20_Text">window_slim</text:span>, <text:span text:style-name="Source_20_Text">window_center</text:span>, <text:span text:style-name="Source_20_Text">add_window</text:span>, <text:span text:style-name="Source_20_Text">win2arr</text:span>, <text:span text:style-name="Source_20_Text">win2arr_rad</text:span>.</text:p>
            </text:list-item>
          </text:list>
        </text:list-item>
        <text:list-item>
          <text:p text:style-name="P19">Shapes:</text:p>
          <text:list>
            <text:list-item>
              <text:p text:style-name="P19"><text:span text:style-name="Source_20_Text">corner</text:span>, <text:span text:style-name="Source_20_Text">corners</text:span>, <text:span text:style-name="Source_20_Text">ellipse</text:span>, <text:span text:style-name="Source_20_Text">square</text:span>.</text:p>
            </text:list-item>
            <text:list-item>
              <text:p text:style-name="P19"><text:span text:style-name="Source_20_Text">gauimg_*</text:span>, <text:span text:style-name="Source_20_Text">gauimg2D</text:span>, <text:span text:style-name="Source_20_Text">gauimg3D</text:span>.</text:p>
            </text:list-item>
            <text:list-item>
              <text:p text:style-name="P19"><text:span text:style-name="Source_20_Text">reshape2cube</text:span>.</text:p>
            </text:list-item>
          </text:list>
        </text:list-item>
        <text:list-item>
          <text:p text:style-name="P19">Pad / clip / crop:</text:p>
          <text:list>
            <text:list-item>
              <text:p text:style-name="P19"><text:span text:style-name="Source_20_Text">pad</text:span>, <text:span text:style-name="Source_20_Text">pad_inplace</text:span>, <text:span text:style-name="Source_20_Text">pad_mirr_*</text:span>, <text:span text:style-name="Source_20_Text">clip</text:span>, <text:span text:style-name="Source_20_Text">clip_inplace</text:span>, <text:span text:style-name="Source_20_Text">read_and_crop</text:span>.</text:p>
            </text:list-item>
          </text:list>
        </text:list-item>
        <text:list-item>
          <text:p text:style-name="P19">Spatial transforms:</text:p>
          <text:list>
            <text:list-item>
              <text:p text:style-name="P19"><text:span text:style-name="Source_20_Text">flip</text:span>, <text:span text:style-name="Source_20_Text">mirror</text:span>.</text:p>
            </text:list-item>
            <text:list-item>
              <text:p text:style-name="P19"><text:span text:style-name="Source_20_Text">calc_shiftcen</text:span>, <text:span text:style-name="Source_20_Text">calc_shiftcen_serial</text:span>.</text:p>
            </text:list-item>
            <text:list-item>
              <text:p text:style-name="P19"><text:span text:style-name="Source_20_Text">roavg</text:span>, <text:span text:style-name="Source_20_Text">rtsq</text:span>, <text:span text:style-name="Source_20_Text">rtsq_serial</text:span>.</text:p>
            </text:list-item>
            <text:list-item>
              <text:p text:style-name="P19"><text:span text:style-name="Source_20_Text">shift</text:span>, <text:span text:style-name="Source_20_Text">shift_phorig</text:span>, <text:span text:style-name="Source_20_Text">shift2Dserial_*</text:span>.</text:p>
            </text:list-item>
            <text:list-item>
              <text:p text:style-name="P19"><text:span text:style-name="Source_20_Text">masscen</text:span>, <text:span text:style-name="Source_20_Text">masscen_adjusted</text:span>.</text:p>
            </text:list-item>
          </text:list>
        </text:list-item>
      </text:list>
      <text:p text:style-name="Text_20_body"><text:span text:style-name="Strong_20_Emphasis">Responsibility:</text:span> geometric operations on image <text:span text:style-name="Strong_20_Emphasis">support and placement</text:span>.</text:p>
      <text:p text:style-name="Horizontal_20_Line"/>
      <text:h text:style-name="Heading_20_4" text:outline-level="4"><text:soft-page-break/><text:span text:style-name="Source_20_Text">simple_image_io.f90</text:span></text:h>
      <text:list xml:id="list3085163597" text:style-name="L16">
        <text:list-item>
          <text:p text:style-name="P20">Reading and writing:</text:p>
          <text:list>
            <text:list-item>
              <text:p text:style-name="P20"><text:span text:style-name="Source_20_Text">read</text:span>, <text:span text:style-name="Source_20_Text">write</text:span>, low-level <text:span text:style-name="Source_20_Text">open</text:span> (private).</text:p>
            </text:list-item>
          </text:list>
        </text:list-item>
        <text:list-item>
          <text:p text:style-name="P20">Header and metadata:</text:p>
          <text:list>
            <text:list-item>
              <text:p text:style-name="P20"><text:span text:style-name="Source_20_Text">update_header_stats</text:span>, MRC header updates.</text:p>
            </text:list-item>
          </text:list>
        </text:list-item>
        <text:list-item>
          <text:p text:style-name="P20">Export:</text:p>
          <text:list>
            <text:list-item>
              <text:p text:style-name="P20"><text:span text:style-name="Source_20_Text">write_jpg</text:span>.</text:p>
            </text:list-item>
          </text:list>
        </text:list-item>
      </text:list>
      <text:p text:style-name="Text_20_body"><text:span text:style-name="Strong_20_Emphasis">Responsibility:</text:span> persistence and file-format handling.</text:p>
      <text:p text:style-name="Horizontal_20_Line"/>
      <text:h text:style-name="Heading_20_4" text:outline-level="4"><text:span text:style-name="Source_20_Text">simple_image_norm.f90</text:span></text:h>
      <text:list xml:id="list2749808028" text:style-name="L17">
        <text:list-item>
          <text:p text:style-name="P21">Intensity normalization and scaling:</text:p>
          <text:list>
            <text:list-item>
              <text:p text:style-name="P21"><text:span text:style-name="Source_20_Text">scale_pixels</text:span>, <text:span text:style-name="Source_20_Text">norm</text:span>, <text:span text:style-name="Source_20_Text">norm_minmax</text:span>, <text:span text:style-name="Source_20_Text">norm4viz</text:span>, <text:span text:style-name="Source_20_Text">norm_ext</text:span>, <text:span text:style-name="Source_20_Text">norm_noise</text:span>, <text:span text:style-name="Source_20_Text">norm_within</text:span>.</text:p>
            </text:list-item>
            <text:list-item>
              <text:p text:style-name="P21"><text:span text:style-name="Source_20_Text">cure_outliers</text:span>.</text:p>
            </text:list-item>
          </text:list>
        </text:list-item>
        <text:list-item>
          <text:p text:style-name="P21">Quantization:</text:p>
          <text:list>
            <text:list-item>
              <text:p text:style-name="P21"><text:span text:style-name="Source_20_Text">quantize_fwd</text:span>, <text:span text:style-name="Source_20_Text">quantize_bwd</text:span>.</text:p>
            </text:list-item>
          </text:list>
        </text:list-item>
      </text:list>
      <text:p text:style-name="Text_20_body"><text:span text:style-name="Strong_20_Emphasis">Responsibility:</text:span> intensity-domain normalization, rescaling, and quantization.</text:p>
      <text:p text:style-name="Horizontal_20_Line"/>
      <text:h text:style-name="Heading_20_4" text:outline-level="4"><text:span text:style-name="Source_20_Text">simple_image_ops.f90</text:span></text:h>
      <text:list xml:id="list3977105933" text:style-name="L18">
        <text:list-item>
          <text:p text:style-name="P22">CTF and instrument corrections:</text:p>
          <text:list>
            <text:list-item>
              <text:p text:style-name="P22"><text:span text:style-name="Source_20_Text">ctf_dens_correct</text:span>, <text:span text:style-name="Source_20_Text">ctf_dens_correct_wiener</text:span>, <text:span text:style-name="Source_20_Text">div_w_instrfun</text:span>.</text:p>
            </text:list-item>
          </text:list>
        </text:list-item>
        <text:list-item>
          <text:p text:style-name="P22">Insertion / merging:</text:p>
          <text:list>
            <text:list-item>
              <text:p text:style-name="P22"><text:span text:style-name="Source_20_Text">insert</text:span>, <text:span text:style-name="Source_20_Text">insert_lowres</text:span>, <text:span text:style-name="Source_20_Text">insert_lowres_serial</text:span>.</text:p>
            </text:list-item>
          </text:list>
        </text:list-item>
        <text:list-item>
          <text:p text:style-name="P22">Noise operations:</text:p>
          <text:list>
            <text:list-item>
              <text:p text:style-name="P22"><text:span text:style-name="Source_20_Text">ran</text:span>, <text:span text:style-name="Source_20_Text">gauran</text:span>, <text:span text:style-name="Source_20_Text">add_gauran</text:span>, <text:span text:style-name="Source_20_Text">salt_n_pepper</text:span>.</text:p>
            </text:list-item>
          </text:list>
        </text:list-item>
        <text:list-item>
          <text:p text:style-name="P22">Background operations:</text:p>
          <text:list>
            <text:list-item>
              <text:p text:style-name="P22"><text:span text:style-name="Source_20_Text">estimate_background</text:span>, <text:span text:style-name="Source_20_Text">subtr_backgr</text:span>, <text:span text:style-name="Source_20_Text">subtr_backgr_ramp</text:span>, <text:span text:style-name="Source_20_Text">subtract_background</text:span>, <text:span text:style-name="Source_20_Text">upsample_square_background</text:span>.</text:p>
            </text:list-item>
            <text:list-item>
              <text:p text:style-name="P22"><text:span text:style-name="Source_20_Text">remove_neg</text:span>.</text:p>
            </text:list-item>
          </text:list>
        </text:list-item>
        <text:list-item>
          <text:p text:style-name="P22">Arithmetic-like value transforms:</text:p>
          <text:list>
            <text:list-item>
              <text:p text:style-name="P22"><text:soft-page-break/><text:span text:style-name="Source_20_Text">neg</text:span>, <text:span text:style-name="Source_20_Text">div_below</text:span>, <text:span text:style-name="Source_20_Text">inv</text:span>.</text:p>
            </text:list-item>
          </text:list>
        </text:list-item>
        <text:list-item>
          <text:p text:style-name="P22">Zeroing:</text:p>
          <text:list>
            <text:list-item>
              <text:p text:style-name="P22"><text:span text:style-name="Source_20_Text">zero</text:span>, <text:span text:style-name="Source_20_Text">zero_and_flag_ft</text:span>, <text:span text:style-name="Source_20_Text">zero_and_unflag_ft</text:span>.</text:p>
            </text:list-item>
            <text:list-item>
              <text:p text:style-name="P22"><text:span text:style-name="Source_20_Text">zero_background</text:span>, <text:span text:style-name="Source_20_Text">zero_below</text:span>, <text:span text:style-name="Source_20_Text">zero_edgeavg</text:span>, <text:span text:style-name="Source_20_Text">zero_env_background</text:span>, <text:span text:style-name="Source_20_Text">zero_neg</text:span>.</text:p>
            </text:list-item>
          </text:list>
        </text:list-item>
      </text:list>
      <text:p text:style-name="Text_20_body"><text:span text:style-name="Strong_20_Emphasis">Responsibility:</text:span> pixel/intensity <text:span text:style-name="Strong_20_Emphasis">operations</text:span> that modify content, but not geometry.</text:p>
      <text:p text:style-name="Horizontal_20_Line"/>
      <text:h text:style-name="Heading_20_4" text:outline-level="4"><text:span text:style-name="Source_20_Text">simple_image_seg.f90</text:span></text:h>
      <text:list xml:id="list3163827100" text:style-name="L19">
        <text:list-item>
          <text:p text:style-name="P23">Foreground/background counts:</text:p>
          <text:list>
            <text:list-item>
              <text:p text:style-name="P23"><text:span text:style-name="Source_20_Text">nforeground</text:span>, <text:span text:style-name="Source_20_Text">nbackground</text:span>.</text:p>
            </text:list-item>
          </text:list>
        </text:list-item>
        <text:list-item>
          <text:p text:style-name="P23">Thresholding:</text:p>
          <text:list>
            <text:list-item>
              <text:p text:style-name="P23"><text:span text:style-name="Source_20_Text">binarize_*</text:span>, <text:span text:style-name="Source_20_Text">calc_bin_thres</text:span>, <text:span text:style-name="Source_20_Text">mask</text:span>.</text:p>
            </text:list-item>
          </text:list>
        </text:list-item>
        <text:list-item>
          <text:p text:style-name="P23">Mask/binary operations:</text:p>
          <text:list>
            <text:list-item>
              <text:p text:style-name="P23"><text:span text:style-name="Source_20_Text">cendist</text:span>, <text:span text:style-name="Source_20_Text">bin_inv</text:span>, <text:span text:style-name="Source_20_Text">remove_edge</text:span>, <text:span text:style-name="Source_20_Text">zero2one</text:span>, <text:span text:style-name="Source_20_Text">one_at_edge</text:span>.</text:p>
            </text:list-item>
          </text:list>
        </text:list-item>
        <text:list-item>
          <text:p text:style-name="P23">Mask conversions:</text:p>
          <text:list>
            <text:list-item>
              <text:p text:style-name="P23"><text:span text:style-name="Source_20_Text">bin2logical</text:span>, <text:span text:style-name="Source_20_Text">logical2bin</text:span>.</text:p>
            </text:list-item>
          </text:list>
        </text:list-item>
        <text:list-item>
          <text:p text:style-name="P23">Region statistics:</text:p>
          <text:list>
            <text:list-item>
              <text:p text:style-name="P23"><text:span text:style-name="Source_20_Text">density_inoutside</text:span>.</text:p>
            </text:list-item>
          </text:list>
        </text:list-item>
        <text:list-item>
          <text:p text:style-name="P23">Montage-style segmentation helpers:</text:p>
          <text:list>
            <text:list-item>
              <text:p text:style-name="P23"><text:span text:style-name="Source_20_Text">collage</text:span>, <text:span text:style-name="Source_20_Text">tile</text:span> (if grouped with SEG).</text:p>
            </text:list-item>
          </text:list>
        </text:list-item>
      </text:list>
      <text:p text:style-name="Text_20_body"><text:span text:style-name="Strong_20_Emphasis">Responsibility:</text:span> segmentation and mask manipulation; everything that treats the image as a foreground/background mask.</text:p>
      <text:p text:style-name="Horizontal_20_Line"/>
      <text:h text:style-name="Heading_20_4" text:outline-level="4"><text:span text:style-name="Source_20_Text">simple_image_vis.f90</text:span></text:h>
      <text:list xml:id="list3716391577" text:style-name="L20">
        <text:list-item>
          <text:p text:style-name="P24">Debug and textual output:</text:p>
          <text:list>
            <text:list-item>
              <text:p text:style-name="P24"><text:span text:style-name="Source_20_Text">print_cmat</text:span>, <text:span text:style-name="Source_20_Text">print_rmat</text:span>.</text:p>
            </text:list-item>
          </text:list>
        </text:list-item>
        <text:list-item>
          <text:p text:style-name="P24">Visualization helpers:</text:p>
          <text:list>
            <text:list-item>
              <text:p text:style-name="P24"><text:span text:style-name="Source_20_Text">vis</text:span>, <text:span text:style-name="Source_20_Text">before_after</text:span>, <text:span text:style-name="Source_20_Text">scale_pspec4viz</text:span>.</text:p>
            </text:list-item>
          </text:list>
        </text:list-item>
        <text:list-item>
          <text:p text:style-name="P24">2D/3D view generation:</text:p>
          <text:list>
            <text:list-item>
              <text:p text:style-name="P24"><text:soft-page-break/><text:span text:style-name="Source_20_Text">generate_orthogonal_reprojs</text:span>.</text:p>
            </text:list-item>
          </text:list>
        </text:list-item>
        <text:list-item>
          <text:p text:style-name="P24">Collages / montages for GUI:</text:p>
          <text:list>
            <text:list-item>
              <text:p text:style-name="P24"><text:span text:style-name="Source_20_Text">collage</text:span>, <text:span text:style-name="Source_20_Text">tile</text:span> (if grouped with VIS).</text:p>
            </text:list-item>
          </text:list>
        </text:list-item>
      </text:list>
      <text:p text:style-name="Text_20_body"><text:span text:style-name="Strong_20_Emphasis">Responsibility:</text:span> producing visualizations or intermediate files for GUI or human inspection.</text:p>
      <text:p text:style-name="Horizontal_20_Line"/>
      <text:h text:style-name="Heading_20_2" text:outline-level="2">4. Design Patterns &amp; Architectural Principles</text:h>
      <text:h text:style-name="Heading_20_3" text:outline-level="3">4.1 Façade pattern</text:h>
      <text:list xml:id="list988027230" text:style-name="L21">
        <text:list-item>
          <text:p text:style-name="P25"><text:span text:style-name="Strong_20_Emphasis">Façade:</text:span> <text:span text:style-name="Source_20_Text">type(image)</text:span> in <text:span text:style-name="Source_20_Text">simple_image</text:span>:</text:p>
          <text:list>
            <text:list-item>
              <text:p text:style-name="P25">Presents a single, coherent API for:</text:p>
              <text:list>
                <text:list-item>
                  <text:p text:style-name="P25">constructors, FFT, IO, filters, segmentation, geometry, normalization, etc.</text:p>
                </text:list-item>
              </text:list>
            </text:list-item>
            <text:list-item>
              <text:p text:style-name="P25">Internals are implemented behind the façade in multiple submodules.</text:p>
            </text:list-item>
          </text:list>
        </text:list-item>
        <text:list-item>
          <text:p text:style-name="P25"><text:span text:style-name="Strong_20_Emphasis">Motivation:</text:span></text:p>
          <text:list>
            <text:list-item>
              <text:p text:style-name="P25">Users continue to write <text:span text:style-name="Source_20_Text">img%fft()</text:span>, <text:span text:style-name="Source_20_Text">img%read()</text:span>, <text:span text:style-name="Source_20_Text">img%binarize()</text:span>, etc., without knowing the exact origin of the implementation.</text:p>
            </text:list-item>
            <text:list-item>
              <text:p text:style-name="P25">Internals can be reorganized, split, or optimized without changing the public surface.</text:p>
            </text:list-item>
          </text:list>
        </text:list-item>
      </text:list>
      <text:h text:style-name="Heading_20_3" text:outline-level="3">4.2 Separation of interface and implementation</text:h>
      <text:list xml:id="list1387080261" text:style-name="L22">
        <text:list-item>
          <text:p text:style-name="P26"><text:span text:style-name="Strong_20_Emphasis">Interface:</text:span></text:p>
          <text:list>
            <text:list-item>
              <text:p text:style-name="P26">The <text:span text:style-name="Source_20_Text">image</text:span> type with its <text:span text:style-name="Source_20_Text">contains</text:span> block of type-bound procedure declarations.</text:p>
            </text:list-item>
            <text:list-item>
              <text:p text:style-name="P26">Generic bindings (<text:span text:style-name="Source_20_Text">binarize</text:span>, <text:span text:style-name="Source_20_Text">stats</text:span>, <text:span text:style-name="Source_20_Text">apply_filter</text:span>, etc.) are declared in <text:span text:style-name="Source_20_Text">simple_image</text:span>.</text:p>
            </text:list-item>
          </text:list>
        </text:list-item>
        <text:list-item>
          <text:p text:style-name="P26"><text:span text:style-name="Strong_20_Emphasis">Implementation:</text:span></text:p>
          <text:list>
            <text:list-item>
              <text:p text:style-name="P26">Located exclusively in submodules as <text:span text:style-name="Source_20_Text">module subroutine</text:span> / <text:span text:style-name="Source_20_Text">module function</text:span>.</text:p>
            </text:list-item>
            <text:list-item>
              <text:p text:style-name="P26">This allows:</text:p>
              <text:list>
                <text:list-item>
                  <text:p text:style-name="P26">Simple header/interface reading.</text:p>
                </text:list-item>
                <text:list-item>
                  <text:p text:style-name="P26">Smaller compilation units.</text:p>
                </text:list-item>
                <text:list-item>
                  <text:p text:style-name="P26">Possibility of different implementation variants in the future (e.g. specialized builds).</text:p>
                </text:list-item>
              </text:list>
            </text:list-item>
          </text:list>
        </text:list-item>
      </text:list>
      <text:h text:style-name="Heading_20_3" text:outline-level="3">4.3 Single Responsibility Principle (SRP)</text:h>
      <text:p text:style-name="Text_20_body">Each submodule now has a clear <text:span text:style-name="Strong_20_Emphasis">single main reason to change</text:span>:</text:p>
      <text:list xml:id="list3705363579" text:style-name="L23">
        <text:list-item>
          <text:p text:style-name="P27"><text:soft-page-break/><text:span text:style-name="Source_20_Text">*_io</text:span>: changes when file formats or IO requirements change.</text:p>
        </text:list-item>
        <text:list-item>
          <text:p text:style-name="P27"><text:span text:style-name="Source_20_Text">*_fft</text:span>: changes when FFT implementation/FFT library usage changes.</text:p>
        </text:list-item>
        <text:list-item>
          <text:p text:style-name="P27"><text:span text:style-name="Source_20_Text">*_seg</text:span>: changes when segmentation/mask logic evolves.</text:p>
        </text:list-item>
        <text:list-item>
          <text:p text:style-name="P27"><text:span text:style-name="Source_20_Text">*_norm</text:span>: changes when normalization strategies change.</text:p>
        </text:list-item>
        <text:list-item>
          <text:p text:style-name="P27"><text:span text:style-name="Source_20_Text">*_vis</text:span>: changes when GUI/visualization needs change.</text:p>
        </text:list-item>
        <text:list-item>
          <text:p text:style-name="P27">etc.</text:p>
        </text:list-item>
      </text:list>
      <text:p text:style-name="Text_20_body">This reduces the risk that adding a new filter accidentally entangles IO or FFT logic.</text:p>
      <text:h text:style-name="Heading_20_3" text:outline-level="3">4.4 Feature-oriented modularization (package-by-feature)</text:h>
      <text:p text:style-name="Text_20_body">Instead of grouping purely by “layers” (e.g. “all helpers” in one place), code is grouped by <text:span text:style-name="Strong_20_Emphasis">feature</text:span>:</text:p>
      <text:list xml:id="list3895780436" text:style-name="L24">
        <text:list-item>
          <text:p text:style-name="P28">frequency analysis,</text:p>
        </text:list-item>
        <text:list-item>
          <text:p text:style-name="P28">segmentation,</text:p>
        </text:list-item>
        <text:list-item>
          <text:p text:style-name="P28">normalization,</text:p>
        </text:list-item>
        <text:list-item>
          <text:p text:style-name="P28">geometry,</text:p>
        </text:list-item>
        <text:list-item>
          <text:p text:style-name="P28">operations, etc.</text:p>
        </text:list-item>
      </text:list>
      <text:p text:style-name="Text_20_body">This matches how domain experts think about the library and makes navigation more natural:</text:p>
      <text:p text:style-name="Quotations">“I want to change how segmentation thresholds are computed → look in <text:span text:style-name="Source_20_Text">simple_image_seg</text:span>.”</text:p>
      <text:h text:style-name="Heading_20_3" text:outline-level="3">4.5 Layered architecture (informal)</text:h>
      <text:p text:style-name="Text_20_body">There is an implicit layering:</text:p>
      <text:list xml:id="list2072666004" text:style-name="L25">
        <text:list-item>
          <text:p text:style-name="P29"><text:span text:style-name="Strong_20_Emphasis">Core layer:</text:span></text:p>
          <text:list>
            <text:list-item>
              <text:p text:style-name="P29">Representation and lifecycle (<text:span text:style-name="Source_20_Text">simple_image_core</text:span>, <text:span text:style-name="Source_20_Text">simple_image_access</text:span>, <text:span text:style-name="Source_20_Text">simple_image_checks</text:span>).</text:p>
            </text:list-item>
          </text:list>
        </text:list-item>
        <text:list-item>
          <text:p text:style-name="P29"><text:span text:style-name="Strong_20_Emphasis">Transformation layer:</text:span></text:p>
          <text:list>
            <text:list-item>
              <text:p text:style-name="P29">FFT, filters, ops, normalization, geometry (<text:span text:style-name="Source_20_Text">*_fft</text:span>, <text:span text:style-name="Source_20_Text">*_filt</text:span>, <text:span text:style-name="Source_20_Text">*_ops</text:span>, <text:span text:style-name="Source_20_Text">*_norm</text:span>, <text:span text:style-name="Source_20_Text">*_geom</text:span>).</text:p>
            </text:list-item>
          </text:list>
        </text:list-item>
        <text:list-item>
          <text:p text:style-name="P29"><text:span text:style-name="Strong_20_Emphasis">Analysis/vis layer:</text:span></text:p>
          <text:list>
            <text:list-item>
              <text:p text:style-name="P29">Calculators, frequency analysis, segmentation, vis (<text:span text:style-name="Source_20_Text">*_calc</text:span>, <text:span text:style-name="Source_20_Text">*_freq_anal</text:span>, <text:span text:style-name="Source_20_Text">*_seg</text:span>, <text:span text:style-name="Source_20_Text">*_vis</text:span>).</text:p>
            </text:list-item>
          </text:list>
        </text:list-item>
      </text:list>
      <text:p text:style-name="Text_20_body">Although Fortran modules do not enforce layers as strictly as some languages, the separation guides how dependencies should be structured (e.g. IO should not depend on vis, etc.).</text:p>
      <text:p text:style-name="Horizontal_20_Line"><text:soft-page-break/></text:p>
      <text:h text:style-name="Heading_20_2" text:outline-level="2">5. Impact on Users and API</text:h>
      <text:h text:style-name="Heading_20_3" text:outline-level="3">5.1 External API</text:h>
      <text:list xml:id="list2044976193" text:style-name="L26">
        <text:list-item>
          <text:p text:style-name="P30">The <text:span text:style-name="Strong_20_Emphasis">public interface of </text:span><text:span text:style-name="Strong_20_Emphasis"><text:span text:style-name="Source_20_Text">type(image)</text:span></text:span><text:span text:style-name="Strong_20_Emphasis"> is intentionally preserved</text:span>:</text:p>
          <text:list>
            <text:list-item>
              <text:p text:style-name="P30">Same type name <text:span text:style-name="Source_20_Text">image</text:span>, same primary type-bound procedure names.</text:p>
            </text:list-item>
            <text:list-item>
              <text:p text:style-name="P30">Generic interfaces (<text:span text:style-name="Source_20_Text">binarize</text:span>, <text:span text:style-name="Source_20_Text">stats</text:span>, <text:span text:style-name="Source_20_Text">mul</text:span>, <text:span text:style-name="Source_20_Text">add</text:span>, etc.) preserved.</text:p>
            </text:list-item>
          </text:list>
        </text:list-item>
        <text:list-item>
          <text:p text:style-name="P30">Most user code should <text:span text:style-name="Strong_20_Emphasis">compile unchanged</text:span>:</text:p>
          <text:list>
            <text:list-item>
              <text:p text:style-name="P30">Calls like <text:span text:style-name="Source_20_Text">img%fft()</text:span>, <text:span text:style-name="Source_20_Text">img%read()</text:span>, <text:span text:style-name="Source_20_Text">img%binarize()</text:span>, <text:span text:style-name="Source_20_Text">img%norm()</text:span> are still valid.</text:p>
            </text:list-item>
          </text:list>
        </text:list-item>
      </text:list>
      <text:p text:style-name="Text_20_body">If any names were changed or deprecated, they should be listed explicitly in a short table (you can add that later if needed).</text:p>
      <text:h text:style-name="Heading_20_3" text:outline-level="3">5.2 Behavioral changes</text:h>
      <text:p text:style-name="Text_20_body">At this stage, the refactor is <text:span text:style-name="Strong_20_Emphasis">structural, not semantic</text:span>:</text:p>
      <text:list xml:id="list4013455003" text:style-name="L27">
        <text:list-item>
          <text:p text:style-name="P31">No intentional changes to algorithm implementations.</text:p>
        </text:list-item>
        <text:list-item>
          <text:p text:style-name="P31">Any behavior differences are considered bugs to be fixed to preserve existing behavior.</text:p>
        </text:list-item>
      </text:list>
      <text:p text:style-name="Horizontal_20_Line"/>
      <text:h text:style-name="Heading_20_2" text:outline-level="2">6. Build &amp; Compilation Notes</text:h>
      <text:p text:style-name="Text_20_body">Implementation detail (adapt this section to your actual build system):</text:p>
      <text:list xml:id="list1588952504" text:style-name="L28">
        <text:list-item>
          <text:p text:style-name="P32"><text:span text:style-name="Source_20_Text">simple_image.f90</text:span> is compiled first (defining <text:span text:style-name="Source_20_Text">type(image)</text:span> and its interfaces).</text:p>
        </text:list-item>
        <text:list-item>
          <text:p text:style-name="P32">Each submodule file:</text:p>
          <text:list>
            <text:list-item>
              <text:p text:style-name="P32"><text:span text:style-name="Source_20_Text">simple_image_core.f90</text:span></text:p>
            </text:list-item>
            <text:list-item>
              <text:p text:style-name="P32"><text:span text:style-name="Source_20_Text">simple_image_fft.f90</text:span></text:p>
            </text:list-item>
            <text:list-item>
              <text:p text:style-name="P32"><text:span text:style-name="Source_20_Text">simple_image_io.f90</text:span></text:p>
            </text:list-item>
            <text:list-item>
              <text:p text:style-name="P32"><text:span text:style-name="Source_20_Text">simple_image_access.f90</text:span></text:p>
            </text:list-item>
            <text:list-item>
              <text:p text:style-name="P32"><text:span text:style-name="Source_20_Text">simple_image_arith.f90</text:span></text:p>
            </text:list-item>
            <text:list-item>
              <text:p text:style-name="P32"><text:span text:style-name="Source_20_Text">simple_image_calc.f90</text:span></text:p>
            </text:list-item>
            <text:list-item>
              <text:p text:style-name="P32"><text:span text:style-name="Source_20_Text">simple_image_checks.f90</text:span></text:p>
            </text:list-item>
            <text:list-item>
              <text:p text:style-name="P32"><text:span text:style-name="Source_20_Text">simple_image_filt.f90</text:span></text:p>
            </text:list-item>
            <text:list-item>
              <text:p text:style-name="P32"><text:soft-page-break/><text:span text:style-name="Source_20_Text">simple_image_freq_anal.f90</text:span></text:p>
            </text:list-item>
            <text:list-item>
              <text:p text:style-name="P32"><text:span text:style-name="Source_20_Text">simple_image_geom.f90</text:span></text:p>
            </text:list-item>
            <text:list-item>
              <text:p text:style-name="P32"><text:span text:style-name="Source_20_Text">simple_image_norm.f90</text:span></text:p>
            </text:list-item>
            <text:list-item>
              <text:p text:style-name="P32"><text:span text:style-name="Source_20_Text">simple_image_ops.f90</text:span></text:p>
            </text:list-item>
            <text:list-item>
              <text:p text:style-name="P32"><text:span text:style-name="Source_20_Text">simple_image_seg.f90</text:span></text:p>
            </text:list-item>
            <text:list-item>
              <text:p text:style-name="P32"><text:span text:style-name="Source_20_Text">simple_image_vis.f90</text:span></text:p>
            </text:list-item>
          </text:list>
          <text:p text:style-name="P32">is compiled afterwards, in any order that respects their <text:span text:style-name="Source_20_Text">use</text:span> dependencies.</text:p>
        </text:list-item>
      </text:list>
      <text:p text:style-name="Text_20_body"><text:span text:style-name="Strong_20_Emphasis">Effect on build:</text:span></text:p>
      <text:list xml:id="list1449586541" text:style-name="L29">
        <text:list-item>
          <text:p text:style-name="P33">Changing, for example, only IO routines now causes only <text:span text:style-name="Source_20_Text">simple_image_io</text:span> (and dependents) to recompile, not the entire image stack.</text:p>
        </text:list-item>
        <text:list-item>
          <text:p text:style-name="P33">Developers can work on a narrower submodule without recompiling unrelated functionality.</text:p>
        </text:list-item>
      </text:list>
      <text:p text:style-name="Horizontal_20_Line"/>
      <text:h text:style-name="Heading_20_2" text:outline-level="2">7. Guidelines for Future Extensions</text:h>
      <text:p text:style-name="Text_20_body">When adding new functionality:</text:p>
      <text:list xml:id="list2712481683" text:style-name="L30">
        <text:list-item>
          <text:p text:style-name="P34"><text:span text:style-name="Strong_20_Emphasis">Ask “what conceptual area is this?”</text:span></text:p>
          <text:list>
            <text:list-item>
              <text:p text:style-name="P34">new filter → <text:span text:style-name="Source_20_Text">simple_image_filt</text:span></text:p>
            </text:list-item>
            <text:list-item>
              <text:p text:style-name="P34">new segmentation method → <text:span text:style-name="Source_20_Text">simple_image_seg</text:span></text:p>
            </text:list-item>
            <text:list-item>
              <text:p text:style-name="P34">new visualization output → <text:span text:style-name="Source_20_Text">simple_image_vis</text:span></text:p>
            </text:list-item>
            <text:list-item>
              <text:p text:style-name="P34">new normalization scheme → <text:span text:style-name="Source_20_Text">simple_image_norm</text:span></text:p>
            </text:list-item>
            <text:list-item>
              <text:p text:style-name="P34">new geometric transform → <text:span text:style-name="Source_20_Text">simple_image_geom</text:span></text:p>
            </text:list-item>
            <text:list-item>
              <text:p text:style-name="P34">new metric or statistic → <text:span text:style-name="Source_20_Text">simple_image_calc</text:span></text:p>
            </text:list-item>
          </text:list>
        </text:list-item>
        <text:list-item>
          <text:p text:style-name="P34"><text:span text:style-name="Strong_20_Emphasis">Add the declaration</text:span> of the type-bound procedure in <text:span text:style-name="Source_20_Text">type(image)</text:span> (in <text:span text:style-name="Source_20_Text">simple_image</text:span>):</text:p>
          <text:p text:style-name="P2"><text:span text:style-name="Source_20_Text">type :: image</text:span></text:p>
          <text:p text:style-name="P2"><text:span text:style-name="Source_20_Text">contains</text:span></text:p>
          <text:p text:style-name="P2"><text:span text:style-name="Source_20_Text"><text:s text:c="2"/>procedure :: my_new_method</text:span></text:p>
          <text:p text:style-name="P2"><text:span text:style-name="Source_20_Text"><text:s text:c="2"/>...</text:span></text:p>
          <text:p text:style-name="P3"><text:span text:style-name="Source_20_Text">end type image</text:span></text:p>
        </text:list-item>
        <text:list-item>
          <text:p text:style-name="P34"><text:span text:style-name="Strong_20_Emphasis">Add the interface entry</text:span> in the main module’s <text:span text:style-name="Source_20_Text">interface</text:span> block:</text:p>
          <text:p text:style-name="P2"><text:span text:style-name="Source_20_Text">interface</text:span></text:p>
          <text:p text:style-name="P2"><text:span text:style-name="Source_20_Text"><text:s text:c="2"/>module subroutine my_new_method(this, ...)</text:span></text:p>
          <text:p text:style-name="P2"><text:span text:style-name="Source_20_Text"><text:s text:c="4"/>class(image), intent(inout) :: this</text:span></text:p>
          <text:p text:style-name="P2"><text:span text:style-name="Source_20_Text"><text:s text:c="4"/>...</text:span></text:p>
          <text:p text:style-name="P2"><text:span text:style-name="Source_20_Text"><text:s text:c="2"/>end subroutine my_new_method</text:span></text:p>
          <text:p text:style-name="P3"><text:soft-page-break/><text:span text:style-name="Source_20_Text">end interface</text:span></text:p>
        </text:list-item>
        <text:list-item>
          <text:p text:style-name="P34"><text:span text:style-name="Strong_20_Emphasis">Implement</text:span> it in the appropriate submodule with a matching <text:span text:style-name="Source_20_Text">module subroutine</text:span>:</text:p>
          <text:p text:style-name="P2"><text:span text:style-name="Source_20_Text">submodule (simple_image) simple_image_filt</text:span></text:p>
          <text:p text:style-name="P2"><text:span text:style-name="Source_20_Text">contains</text:span></text:p>
          <text:p text:style-name="P2"/>
          <text:p text:style-name="P2"><text:span text:style-name="Source_20_Text"><text:s text:c="2"/>module subroutine my_new_method(this, ...)</text:span></text:p>
          <text:p text:style-name="P2"><text:span text:style-name="Source_20_Text"><text:s text:c="4"/>class(image), intent(inout) :: this</text:span></text:p>
          <text:p text:style-name="P2"><text:span text:style-name="Source_20_Text"><text:s text:c="4"/>...</text:span></text:p>
          <text:p text:style-name="P2"><text:span text:style-name="Source_20_Text"><text:s text:c="2"/>end subroutine my_new_method</text:span></text:p>
          <text:p text:style-name="P2"/>
          <text:p text:style-name="P3"><text:span text:style-name="Source_20_Text">end submodule simple_image_filt</text:span></text:p>
        </text:list-item>
        <text:list-item>
          <text:p text:style-name="P34">Keep dependencies as narrow as possible:</text:p>
          <text:list>
            <text:list-item>
              <text:p text:style-name="P34">Avoid high-level modules (<text:span text:style-name="Source_20_Text">vis</text:span>, <text:span text:style-name="Source_20_Text">io</text:span>) depending on each other unless absolutely necessary.</text:p>
            </text:list-item>
            <text:list-item>
              <text:p text:style-name="P34">Prefer using <text:span text:style-name="Source_20_Text">access</text:span> + <text:span text:style-name="Source_20_Text">core</text:span> utilities both from filters and ops.</text:p>
            </text:list-item>
          </text:list>
        </text:list-item>
      </text:list>
      <text:p text:style-name="Horizontal_20_Line"/>
      <text:h text:style-name="Heading_20_2" text:outline-level="2">8. Lessons Learned / Gotchas</text:h>
      <text:p text:style-name="Text_20_body">Some typical issues when using submodules (to be aware of):</text:p>
      <text:list xml:id="list4237763216" text:style-name="L31">
        <text:list-item>
          <text:p text:style-name="P35"><text:span text:style-name="Strong_20_Emphasis">Signature mismatch</text:span> between the interface in <text:span text:style-name="Source_20_Text">simple_image</text:span> and the implementation in the submodule causes link-time or compile-time errors:</text:p>
          <text:list>
            <text:list-item>
              <text:p text:style-name="P35">Always keep argument lists, intents, and generic bindings in sync.</text:p>
            </text:list-item>
          </text:list>
        </text:list-item>
        <text:list-item>
          <text:p text:style-name="P35"><text:span text:style-name="Strong_20_Emphasis">Name visibility</text:span>:</text:p>
          <text:list>
            <text:list-item>
              <text:p text:style-name="P35">Implementation in submodules must match the specific binding name declared in the <text:span text:style-name="Source_20_Text">interface</text:span>.</text:p>
            </text:list-item>
          </text:list>
        </text:list-item>
        <text:list-item>
          <text:p text:style-name="P35"><text:span text:style-name="Strong_20_Emphasis">Dependency direction</text:span>:</text:p>
          <text:list>
            <text:list-item>
              <text:p text:style-name="P35">Try to avoid circular dependencies by keeping high-level concerns (vis, IO, GUI) separated from low-level ones (FFT, core).</text:p>
            </text:list-item>
          </text:list>
        </text:list-item>
      </text:list>
      <text:p text:style-name="Text_20_body">If you encounter more concrete gotchas as others start modifying the code, you can add them here as short bullets.</text:p>
      <text:p text:style-name="Horizontal_20_Line"/>
      <text:p text:style-name="P4"/>
    </office:text>
  </office:body>
</office:document-content>
</file>

<file path=styles.xml><?xml version="1.0" encoding="utf-8"?>
<office:document-styles xmlns:officeooo="http://openoffice.org/2009/office" xmlns:chart="urn:oasis:names:tc:opendocument:xmlns:chart:1.0" xmlns:svg="urn:oasis:names:tc:opendocument:xmlns:svg-compatible:1.0" xmlns:draw="urn:oasis:names:tc:opendocument:xmlns:drawing:1.0" xmlns:rpt="http://openoffice.org/2005/report" xmlns:field="urn:openoffice:names:experimental:ooo-ms-interop:xmlns:field:1.0" xmlns:text="urn:oasis:names:tc:opendocument:xmlns:text:1.0" xmlns:style="urn:oasis:names:tc:opendocument:xmlns:style:1.0" xmlns:meta="urn:oasis:names:tc:opendocument:xmlns:meta:1.0" xmlns:xlink="http://www.w3.org/1999/xlink" xmlns:xhtml="http://www.w3.org/1999/xhtml" xmlns:css3t="http://www.w3.org/TR/css3-text/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Devanagari" style:font-family-complex="'Droid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2-02T11:42:13.988605099</meta:creation-date>
    <dc:date>2025-12-03T00:06:36.836487394</dc:date>
    <meta:editing-duration>PT12H14M12S</meta:editing-duration>
    <meta:editing-cycles>1</meta:editing-cycles>
    <meta:document-statistic meta:table-count="0" meta:image-count="0" meta:object-count="0" meta:page-count="14" meta:paragraph-count="356" meta:word-count="2059" meta:character-count="15283" meta:non-whitespace-character-count="13830"/>
    <meta:generator>LibreOffice/6.4.7.2$Linux_X86_64 LibreOffice_project/40$Build-2</meta:generator>
  </office:meta>
</office:document-meta>
</file>